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etitaMedium1" svg:font-family="PetitaMedium, 'Times New Roman'" style:font-family-generic="roman"/>
    <style:font-face style:name="DejaVu Sans" svg:font-family="'DejaVu Sans'" style:font-family-generic="swiss"/>
    <style:font-face style:name="Lucida Sans1" svg:font-family="'Lucida Sans'" style:font-family-generic="swiss"/>
    <style:font-face style:name="Lohit Hindi" svg:font-family="'Lohit Hindi'" style:font-pitch="variable"/>
    <style:font-face style:name="Lucida Grande" svg:font-family="'Lucida Grande'" style:font-pitch="variable"/>
    <style:font-face style:name="PetitaMedium" svg:font-family="PetitaMedium" style:font-pitch="variable"/>
    <style:font-face style:name="Times New Roman" svg:font-family="'Times New Roman'" style:font-family-generic="roman" style:font-pitch="variable"/>
    <style:font-face style:name="Utopia" svg:font-family="Utopia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44in" table:align="left" style:writing-mode="lr-tb"/>
    </style:style>
    <style:style style:name="Tableau1.A" style:family="table-column">
      <style:table-column-properties style:column-width="3.3458in"/>
    </style:style>
    <style:style style:name="Tableau1.B" style:family="table-column">
      <style:table-column-properties style:column-width="3.348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au1.B1" style:family="table-cell">
      <style:table-cell-properties style:vertical-align="top" fo:padding="0.0382in" fo:border="0.05pt solid #000000" style:writing-mode="lr-tb"/>
    </style:style>
    <style:style style:name="Tableau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au1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au1.4" style:family="table-row">
      <style:table-row-properties style:min-row-height="0.9813in" fo:keep-together="auto"/>
    </style:style>
    <style:style style:name="Tableau2" style:family="table">
      <style:table-properties style:width="6.6958in" table:align="left" style:writing-mode="lr-tb"/>
    </style:style>
    <style:style style:name="Tableau2.A" style:family="table-column">
      <style:table-column-properties style:column-width="2.2306in"/>
    </style:style>
    <style:style style:name="Tableau2.B" style:family="table-column">
      <style:table-column-properties style:column-width="2.2313in"/>
    </style:style>
    <style:style style:name="Tableau2.C" style:family="table-column">
      <style:table-column-properties style:column-width="2.234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au2.C1" style:family="table-cell">
      <style:table-cell-properties style:vertical-align="top" fo:padding="0.0382in" fo:border="0.05pt solid #000000" style:writing-mode="lr-tb"/>
    </style:style>
    <style:style style:name="Tableau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au2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6.6958in" table:align="left" style:writing-mode="lr-tb"/>
    </style:style>
    <style:style style:name="Tableau3.A" style:family="table-column">
      <style:table-column-properties style:column-width="2.4396in"/>
    </style:style>
    <style:style style:name="Tableau3.B" style:family="table-column">
      <style:table-column-properties style:column-width="4.2563in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top" fo:padding="0.0382in" fo:border="0.05pt solid #000000" style:writing-mode="lr-tb"/>
    </style:style>
    <style:style style:name="Tableau3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Heading_20_2">
      <style:text-properties style:font-name="Liberation Sans" fo:font-size="12pt" fo:language="en" fo:country="GB" fo:font-style="italic" style:text-underline-style="solid" style:text-underline-width="auto" style:text-underline-color="font-color" officeooo:rsid="001ea197" style:font-size-asian="12pt" style:font-style-asian="italic" style:font-size-complex="12pt" style:font-style-complex="italic"/>
    </style:style>
    <style:style style:name="P2" style:family="paragraph" style:parent-style-name="Standard">
      <style:text-properties style:font-name="Liberation Sans" fo:language="en" fo:country="GB"/>
    </style:style>
    <style:style style:name="P3" style:family="paragraph" style:parent-style-name="Standard">
      <style:text-properties style:font-name="Liberation Sans" fo:language="en" fo:country="GB" officeooo:rsid="0018c317" officeooo:paragraph-rsid="001ea197" style:font-name-complex="Utopia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4pt" fo:language="en" fo:country="GB" style:text-underline-style="solid" style:text-underline-width="auto" style:text-underline-color="font-color" officeooo:paragraph-rsid="00195843" style:font-size-asian="14pt" style:font-name-complex="Utopia" style:font-size-complex="14pt"/>
    </style:style>
    <style:style style:name="P5" style:family="paragraph" style:parent-style-name="Standard">
      <style:text-properties style:font-name="Liberation Sans" fo:language="en" fo:country="GB" style:font-name-complex="Utopia"/>
    </style:style>
    <style:style style:name="P6" style:family="paragraph" style:parent-style-name="Text_20_body">
      <style:paragraph-properties fo:text-align="justify" style:justify-single-word="false"/>
      <style:text-properties officeooo:paragraph-rsid="001ea197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4pt" fo:language="en" fo:country="GB" style:text-underline-style="solid" style:text-underline-width="auto" style:text-underline-color="font-color" officeooo:paragraph-rsid="001ea197" style:font-size-asian="14pt" style:font-name-complex="Utopia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language="en" fo:country="GB" style:font-name-complex="Utopia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language="en" fo:country="GB" officeooo:rsid="0018c317" style:font-name-complex="Utopia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text-properties style:font-name="Liberation Sans" fo:language="en" fo:country="GB"/>
    </style:style>
    <style:style style:name="P12" style:family="paragraph" style:parent-style-name="Standard">
      <style:text-properties style:font-name="Liberation Sans" fo:language="en" fo:country="GB" style:font-name-complex="Utopia"/>
    </style:style>
    <style:style style:name="P13" style:family="paragraph" style:parent-style-name="Standard">
      <style:text-properties style:font-name="Liberation Sans" fo:language="en" fo:country="GB" officeooo:rsid="0018c317" officeooo:paragraph-rsid="001ea197" style:font-name-complex="Utopia"/>
    </style:style>
    <style:style style:name="P14" style:family="paragraph" style:parent-style-name="Standard">
      <style:paragraph-properties fo:text-align="center" style:justify-single-word="false"/>
      <style:text-properties style:font-name="Liberation Sans" fo:language="en" fo:country="GB"/>
    </style:style>
    <style:style style:name="P15" style:family="paragraph" style:parent-style-name="Standard">
      <style:paragraph-properties fo:text-align="center" style:justify-single-word="false"/>
      <style:text-properties style:font-name="Liberation Sans" fo:language="en" fo:country="GB" style:font-name-asian="Utopia" style:font-name-complex="Utopia"/>
    </style:style>
    <style:style style:name="P16" style:family="paragraph" style:parent-style-name="Standard">
      <style:paragraph-properties style:snap-to-layout-grid="false"/>
      <style:text-properties style:font-name="Liberation Sans" fo:language="en" fo:country="GB"/>
    </style:style>
    <style:style style:name="P17" style:family="paragraph" style:parent-style-name="Standard">
      <style:text-properties style:font-name="Liberation Sans" fo:language="en" fo:country="GB" style:font-name-complex="PetitaMedium1"/>
    </style:style>
    <style:style style:name="P18" style:family="paragraph" style:parent-style-name="Standard">
      <style:text-properties style:font-name="Liberation Sans" fo:language="en" fo:country="GB" officeooo:rsid="0018c317" officeooo:paragraph-rsid="0018c317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4pt" fo:language="en" fo:country="GB" style:text-underline-style="solid" style:text-underline-width="auto" style:text-underline-color="font-color" officeooo:paragraph-rsid="00195843" style:font-size-asian="14pt" style:font-name-complex="Utopia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4pt" fo:language="en" fo:country="GB" officeooo:paragraph-rsid="001c4de1" style:font-size-asian="14pt" style:font-name-complex="Utopia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ans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9pt" fo:language="en" fo:country="GB" fo:font-weight="bold" style:font-size-asian="19pt" style:font-weight-asian="bold" style:font-name-complex="Utopia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7pt" fo:language="en" fo:country="GB" style:font-size-asian="17pt" style:font-name-complex="Utopia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6pt" fo:language="en" fo:country="GB" style:font-size-asian="16pt" style:font-name-complex="Utopia" style:font-size-complex="16pt"/>
    </style:style>
    <style:style style:name="P25" style:family="paragraph" style:parent-style-name="Standard">
      <style:text-properties style:font-name="Liberation Sans" fo:font-size="12pt" fo:language="en" fo:country="GB" officeooo:rsid="00195843" officeooo:paragraph-rsid="00195843" style:font-size-asian="12pt" style:font-name-complex="Utopia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language="en" fo:country="GB" officeooo:rsid="00195843" officeooo:paragraph-rsid="00195843" style:font-size-asian="12pt" style:font-name-complex="Utopia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0pt" fo:language="en" fo:country="GB" officeooo:rsid="00195843" officeooo:paragraph-rsid="00195843" style:font-size-asian="10pt" style:font-name-complex="Utopia" style:font-size-complex="10pt"/>
    </style:style>
    <style:style style:name="P28" style:family="paragraph" style:parent-style-name="Standard">
      <style:text-properties style:font-name="Liberation Sans" officeooo:paragraph-rsid="001ea197"/>
    </style:style>
    <style:style style:name="P29" style:family="paragraph" style:parent-style-name="Standard">
      <style:paragraph-properties fo:text-align="justify" style:justify-single-word="false"/>
      <style:text-properties officeooo:paragraph-rsid="00195843"/>
    </style:style>
    <style:style style:name="P30" style:family="paragraph" style:parent-style-name="Standard">
      <style:paragraph-properties fo:text-align="justify" style:justify-single-word="false"/>
      <style:text-properties style:font-name="PetitaMedium" fo:font-size="14pt" fo:language="en" fo:country="GB" officeooo:paragraph-rsid="001c4de1" style:font-size-asian="14pt" style:font-name-complex="Utopia" style:font-size-complex="14pt"/>
    </style:style>
    <style:style style:name="P31" style:family="paragraph" style:parent-style-name="Text_20_body">
      <style:paragraph-properties fo:text-align="justify" style:justify-single-word="false"/>
      <style:text-properties officeooo:paragraph-rsid="001ea197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14pt" fo:language="en" fo:country="GB" style:text-underline-style="solid" style:text-underline-width="auto" style:text-underline-color="font-color" officeooo:paragraph-rsid="001ea197" style:font-size-asian="14pt" style:font-name-complex="Utopia" style:font-size-complex="14pt"/>
    </style:style>
    <style:style style:name="P33" style:family="paragraph" style:parent-style-name="Text_20_body">
      <style:paragraph-properties fo:text-align="justify" style:justify-single-word="false"/>
      <style:text-properties style:font-name="Liberation Sans" fo:language="en" fo:country="GB" style:font-name-complex="Utopia"/>
    </style:style>
    <style:style style:name="P34" style:family="paragraph" style:parent-style-name="Table_20_Contents">
      <style:text-properties style:font-name="Liberation Sans" fo:language="en" fo:country="GB" style:font-name-complex="PetitaMedium1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Liberation Sans" fo:language="en" fo:country="GB" style:font-name-complex="PetitaMedium1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style:font-name="Liberation Sans" fo:language="en" fo:country="GB" officeooo:rsid="0018c317" officeooo:paragraph-rsid="0018c317" style:font-name-complex="PetitaMedium1"/>
    </style:style>
    <style:style style:name="P37" style:family="paragraph" style:parent-style-name="Table_20_Contents">
      <style:text-properties style:font-name="Liberation Sans" fo:language="en" fo:country="GB" officeooo:rsid="0018c317" officeooo:paragraph-rsid="0018c317" style:font-name-complex="PetitaMedium1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Liberation Sans" fo:font-size="19pt" fo:language="en" fo:country="GB" fo:font-style="italic" style:font-size-asian="19pt" style:font-style-asian="italic" style:font-name-complex="Utopia" style:font-size-complex="20pt" style:font-style-complex="italic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font-size-asian="14pt" style:font-size-complex="14pt"/>
    </style:style>
    <style:style style:name="P40" style:family="paragraph" style:parent-style-name="Text_20_body">
      <style:paragraph-properties fo:text-align="justify" style:justify-single-word="false"/>
      <style:text-properties style:font-name="Liberation Sans" fo:language="en" fo:country="GB" officeooo:rsid="0018c317" style:font-name-complex="Utopia"/>
    </style:style>
    <style:style style:name="P41" style:family="paragraph" style:parent-style-name="Text_20_body">
      <style:paragraph-properties fo:text-align="justify" style:justify-single-word="false"/>
      <style:text-properties style:font-name="Liberation Sans" fo:font-size="14pt" fo:language="en" fo:country="GB" style:text-underline-style="solid" style:text-underline-width="auto" style:text-underline-color="font-color" officeooo:paragraph-rsid="001ea197" style:font-size-asian="14pt" style:font-name-complex="Utopia" style:font-size-complex="14pt"/>
    </style:style>
    <style:style style:name="P42" style:family="paragraph" style:parent-style-name="Heading_20_1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font-size-asian="14pt" style:font-size-complex="14pt"/>
    </style:style>
    <style:style style:name="P43" style:family="paragraph" style:parent-style-name="Heading_20_2">
      <style:text-properties style:font-name="Liberation Sans" fo:font-size="12pt" fo:language="en" fo:country="GB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44" style:family="paragraph" style:parent-style-name="Heading_20_2">
      <style:text-properties style:font-name="Liberation Sans" fo:font-size="12pt" fo:language="en" fo:country="GB" fo:font-style="italic" style:text-underline-style="solid" style:text-underline-width="auto" style:text-underline-color="font-color" officeooo:rsid="001ea197" style:font-size-asian="12pt" style:font-style-asian="italic" style:font-size-complex="12pt" style:font-style-complex="italic"/>
    </style:style>
    <style:style style:name="P45" style:family="paragraph" style:parent-style-name="Heading_20_2">
      <style:text-properties style:font-name="Liberation Sans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46" style:family="paragraph" style:parent-style-name="Heading_20_2">
      <style:text-properties style:font-name="Liberation Sans" fo:language="en" fo:country="GB"/>
    </style:style>
    <style:style style:name="P47" style:family="paragraph" style:parent-style-name="Footer">
      <style:paragraph-properties fo:text-align="center" style:justify-single-word="false"/>
      <style:text-properties officeooo:rsid="001ea197"/>
    </style:style>
    <style:style style:name="T1" style:family="text">
      <style:text-properties style:font-name="Liberation Sans" fo:language="en" fo:country="GB" style:font-name-complex="Utopia"/>
    </style:style>
    <style:style style:name="T2" style:family="text">
      <style:text-properties style:font-name="Liberation Sans" fo:language="en" fo:country="GB" officeooo:rsid="0018c317" style:font-name-complex="Utopia"/>
    </style:style>
    <style:style style:name="T3" style:family="text">
      <style:text-properties officeooo:rsid="001ea197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language="en" fo:country="GB" style:font-name-complex="Utopia"/>
    </style:style>
    <style:style style:name="T6" style:family="text">
      <style:text-properties style:font-name="Liberation Sans" fo:language="en" fo:country="GB" officeooo:rsid="0018c317" style:font-name-complex="Utopia"/>
    </style:style>
    <style:style style:name="T7" style:family="text">
      <style:text-properties style:font-name="Liberation Sans" fo:language="en" fo:country="GB" officeooo:rsid="001ea197" style:font-name-complex="Utopia"/>
    </style:style>
    <style:style style:name="T8" style:family="text">
      <style:text-properties officeooo:rsid="0018c317"/>
    </style:style>
    <style:style style:name="T9" style:family="text">
      <style:text-properties officeooo:rsid="001a9695"/>
    </style:style>
    <style:style style:name="T10" style:family="text">
      <style:text-properties style:use-window-font-color="true" fo:font-size="10pt" style:font-name-asian="Times New Roman" style:font-size-asian="10pt" style:font-size-complex="10pt" style:language-complex="ar" style:country-complex="SA"/>
    </style:style>
    <style:style style:name="T11" style:family="text">
      <style:text-properties style:use-window-font-color="true" fo:font-size="10pt" fo:language="en" fo:country="GB" officeooo:rsid="001ea197" style:font-name-asian="Times New Roman" style:font-size-asian="10pt" style:font-name-complex="Utopia" style:font-size-complex="10pt" style:language-complex="ar" style:country-complex="SA"/>
    </style:style>
    <style:style style:name="T12" style:family="text">
      <style:text-properties fo:language="en" fo:country="GB" style:font-name-complex="Utopia"/>
    </style:style>
    <style:style style:name="T13" style:family="text">
      <style:text-properties fo:language="en" fo:country="GB" officeooo:rsid="001ea197" style:font-name-complex="Utopia"/>
    </style:style>
    <style:style style:name="T14" style:family="text">
      <style:text-properties fo:font-size="19pt" fo:language="en" fo:country="GB" fo:font-style="italic" style:font-size-asian="19pt" style:font-style-asian="italic" style:font-name-complex="Utopia" style:font-size-complex="20pt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1a9695" style:font-size-asian="10pt" style:font-size-complex="10pt"/>
    </style:style>
    <style:style style:name="T17" style:family="text">
      <style:text-properties officeooo:rsid="001b4117" style:font-name-asian="DejaVu Sans" style:font-name-complex="DejaVu Sans"/>
    </style:style>
    <style:style style:name="T18" style:family="text">
      <style:text-properties fo:color="#0066cc" style:font-name="Liberation Sans"/>
    </style:style>
    <style:style style:name="T19" style:family="text">
      <style:text-properties fo:font-size="9pt" fo:language="en" fo:country="GB" style:font-size-asian="9pt" style:font-name-complex="Utopia"/>
    </style:style>
    <style:style style:name="T20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21" style:family="text">
      <style:text-properties fo:font-size="12pt" fo:font-style="italic" style:text-underline-style="solid" style:text-underline-width="auto" style:text-underline-color="font-color" officeooo:rsid="001ea197" style:font-size-asian="12pt" style:font-style-asian="italic" style:font-size-complex="12pt" style:font-style-complex="italic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9539616" text:id="ct49539616">
          <text:insertion>
            <office:change-info>
              <dc:creator>Eric Maisonnave</dc:creator>
              <dc:date>2021-11-23T16:24:00</dc:date>
            </office:change-info>
          </text:insertion>
        </text:changed-region>
        <text:changed-region xml:id="ct49540000" text:id="ct49540000">
          <text:deletion>
            <office:change-info>
              <dc:creator>Eric Maisonnave</dc:creator>
              <dc:date>2021-11-23T16:24:00</dc:date>
            </office:change-info>
            <text:h text:style-name="P1" text:outline-level="2">M</text:h>
          </text:deletion>
        </text:changed-region>
        <text:changed-region xml:id="ct49444704" text:id="ct49444704">
          <text:deletion>
            <office:change-info>
              <dc:creator>Eric Maisonnave</dc:creator>
              <dc:date>2021-11-23T16:24:00</dc:date>
            </office:change-info>
            <text:p text:style-name="P2">Constructor/ Processors / </text:p>
          </text:deletion>
        </text:changed-region>
        <text:changed-region xml:id="ct49444976" text:id="ct49444976">
          <text:deletion>
            <office:change-info>
              <dc:creator>Eric Maisonnave</dc:creator>
              <dc:date>2021-11-23T16:21:00</dc:date>
            </office:change-info>
            <text:p text:style-name="P3">In any case, w</text:p>
          </text:deletion>
        </text:changed-region>
        <text:changed-region xml:id="ct49542080" text:id="ct49542080">
          <text:deletion>
            <office:change-info>
              <dc:creator>Eric Maisonnave</dc:creator>
              <dc:date>2021-11-23T16:22:00</dc:date>
            </office:change-info>
            <text:p text:style-name="P3">ill CPU resources be available during the support period?</text:p>
          </text:deletion>
        </text:changed-region>
        <text:changed-region xml:id="ct49542944" text:id="ct49542944">
          <text:insertion>
            <office:change-info>
              <dc:creator>Eric Maisonnave</dc:creator>
              <dc:date>2021-11-23T16:22:00</dc:date>
            </office:change-info>
          </text:insertion>
        </text:changed-region>
        <text:changed-region xml:id="ct49448176" text:id="ct49448176">
          <text:insertion>
            <office:change-info>
              <dc:creator>Eric Maisonnave</dc:creator>
              <dc:date>2021-11-23T16:24:00</dc:date>
            </office:change-info>
          </text:insertion>
        </text:changed-region>
        <text:changed-region xml:id="ct49449168" text:id="ct49449168">
          <text:insertion>
            <office:change-info>
              <dc:creator>Eric Maisonnave</dc:creator>
              <dc:date>2021-11-23T16:23:00</dc:date>
            </office:change-info>
          </text:insertion>
        </text:changed-region>
        <text:changed-region xml:id="ct49538848" text:id="ct49538848">
          <text:insertion>
            <office:change-info>
              <dc:creator>Eric Maisonnave</dc:creator>
              <dc:date>2021-11-23T16:21:00</dc:date>
            </office:change-info>
          </text:insertion>
        </text:changed-region>
        <text:changed-region xml:id="ct49406320" text:id="ct49406320">
          <text:insertion>
            <office:change-info>
              <dc:creator>Eric Maisonnave</dc:creator>
              <dc:date>2021-11-23T16:20:00</dc:date>
            </office:change-info>
          </text:insertion>
        </text:changed-region>
        <text:changed-region xml:id="ct49445168" text:id="ct49445168">
          <text:insertion>
            <office:change-info>
              <dc:creator>Eric Maisonnave</dc:creator>
              <dc:date>2021-11-23T16:21:00</dc:date>
            </office:change-info>
          </text:insertion>
        </text:changed-region>
        <text:changed-region xml:id="ct49447504" text:id="ct49447504">
          <text:insertion>
            <office:change-info>
              <dc:creator>Eric Maisonnave</dc:creator>
              <dc:date>2021-11-23T16:21:00</dc:date>
            </office:change-info>
          </text:insertion>
        </text:changed-region>
        <text:changed-region xml:id="ct49400864" text:id="ct49400864">
          <text:deletion>
            <office:change-info>
              <dc:creator>Eric Maisonnave</dc:creator>
              <dc:date>2021-11-23T16:18:00</dc:date>
            </office:change-info>
            <text:p text:style-name="P4"/>
            <text:p text:style-name="P5"/>
            <text:p text:style-name="P4"/>
          </text:deletion>
        </text:changed-region>
        <text:changed-region xml:id="ct49543440" text:id="ct49543440">
          <text:deletion>
            <office:change-info>
              <dc:creator>Eric Maisonnave</dc:creator>
              <dc:date>2021-11-23T16:20:00</dc:date>
            </office:change-info>
            <text:p text:style-name="P6"><text:span text:style-name="T1">detail </text:span><text:span text:style-name="T2">in +/- one page</text:span></text:p>
          </text:deletion>
        </text:changed-region>
        <text:changed-region xml:id="ct49403376" text:id="ct49403376">
          <text:insertion>
            <office:change-info>
              <dc:creator>Eric Maisonnave</dc:creator>
              <dc:date>2021-11-23T16:20:00</dc:date>
            </office:change-info>
          </text:insertion>
        </text:changed-region>
        <text:changed-region xml:id="ct49039424" text:id="ct49039424">
          <text:insertion>
            <office:change-info>
              <dc:creator>Eric Maisonnave</dc:creator>
              <dc:date>2021-11-23T16:20:00</dc:date>
            </office:change-info>
          </text:insertion>
        </text:changed-region>
        <text:changed-region xml:id="ct49448864" text:id="ct49448864">
          <text:deletion>
            <office:change-info>
              <dc:creator>Eric Maisonnave</dc:creator>
              <dc:date>2021-11-23T16:19:00</dc:date>
            </office:change-info>
            <text:p text:style-name="P7"/>
            <text:p text:style-name="P7"/>
          </text:deletion>
        </text:changed-region>
        <text:changed-region xml:id="ct49563584" text:id="ct49563584">
          <text:deletion>
            <office:change-info>
              <dc:creator>Eric Maisonnave</dc:creator>
              <dc:date>2021-11-23T16:19:00</dc:date>
            </office:change-info>
            <text:p text:style-name="P8">write</text:p>
          </text:deletion>
        </text:changed-region>
        <text:changed-region xml:id="ct49449648" text:id="ct49449648">
          <text:insertion>
            <office:change-info>
              <dc:creator>Eric Maisonnave</dc:creator>
              <dc:date>2021-11-23T16:19:00</dc:date>
            </office:change-info>
          </text:insertion>
        </text:changed-region>
        <text:changed-region xml:id="ct49400240" text:id="ct49400240">
          <text:insertion>
            <office:change-info>
              <dc:creator>Eric Maisonnave</dc:creator>
              <dc:date>2021-11-23T16:19:00</dc:date>
            </office:change-info>
          </text:insertion>
        </text:changed-region>
        <text:changed-region xml:id="ct49404352" text:id="ct49404352">
          <text:insertion>
            <office:change-info>
              <dc:creator>Eric Maisonnave</dc:creator>
              <dc:date>2021-11-23T16:20:00</dc:date>
            </office:change-info>
          </text:insertion>
        </text:changed-region>
        <text:changed-region xml:id="ct49404544" text:id="ct49404544">
          <text:deletion>
            <office:change-info>
              <dc:creator>Eric Maisonnave</dc:creator>
              <dc:date>2021-11-23T16:20:00</dc:date>
            </office:change-info>
            <text:p text:style-name="P9">less than 1 page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1"><text:span text:style-name="T14">OASIS Dedicated User Support</text:span><text:span text:style-name="T19"> </text:span></text:p>
      <text:p text:style-name="P22">Description of your OASIS project</text:p>
      <text:p text:style-name="P23"/>
      <text:p text:style-name="P20"><text:span text:style-name="T17">☐</text:span> <text:s/>I understand that my personal data will be processed according to the </text:p>
      <text:p text:style-name="P30"><text:span text:style-name="T4">IS-ENES-3 privacy policy: </text:span><text:a xlink:type="simple" xlink:href="https://is.enes.org/project/privacy-policy"><text:span text:style-name="Internet_20_link"><text:span text:style-name="T18">https://is.enes.org/project/privacy-policy</text:span></text:span></text:a></text:p>
      <text:p text:style-name="P24"/>
      <text:h text:style-name="P42" text:outline-level="1">1- Description of your development team</text:h>
      <text:p text:style-name="P2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4">Main laboratory and on site collaborators (names, positions) involved in this work</text:p>
            <text:p text:style-name="P34"/>
          </table:table-cell>
          <table:table-cell table:style-name="Tableau1.B1" office:value-type="string">
            <text:p text:style-name="P35"/>
          </table:table-cell>
        </table:table-row>
        <table:table-row table:style-name="Tableau1.1">
          <table:table-cell table:style-name="Tableau1.A2" office:value-type="string">
            <text:p text:style-name="P34">PI of this dedicated support (name, position) </text:p>
            <text:p text:style-name="P34"/>
          </table:table-cell>
          <table:table-cell table:style-name="Tableau1.B2" office:value-type="string">
            <text:p text:style-name="P35"/>
          </table:table-cell>
        </table:table-row>
        <table:table-row table:style-name="Tableau1.1">
          <table:table-cell table:style-name="Tableau1.A2" office:value-type="string">
            <text:p text:style-name="P34">Is this development devoted to a single user’s study or is it planned to be shared with a larger community ?</text:p>
            <text:p text:style-name="P34"/>
            <text:p text:style-name="P34"/>
          </table:table-cell>
          <table:table-cell table:style-name="Tableau1.B2" office:value-type="string">
            <text:p text:style-name="P36">Single user/ Community</text:p>
          </table:table-cell>
        </table:table-row>
        <table:table-row table:style-name="Tableau1.4">
          <table:table-cell table:style-name="Tableau1.A2" office:value-type="string">
            <text:p text:style-name="P37">If it must be share<text:span text:style-name="T9">d</text:span> with a larger community, describe in which context this <text:span text:style-name="T10">development</text:span> will be used by other laboratories</text:p>
          </table:table-cell>
          <table:table-cell table:style-name="Tableau1.B2" office:value-type="string">
            <text:p text:style-name="P35"/>
          </table:table-cell>
        </table:table-row>
      </table:table>
      <text:p text:style-name="P14"/>
      <text:p text:style-name="P14"/>
      <text:p text:style-name="P14"/>
      <text:p text:style-name="P39">2- Technical description of your target coupled application</text:p>
      <text:p text:style-name="P15"><text:s/></text:p>
      <text:h text:style-name="P43" text:outline-level="2">Component models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2">Component model 1</text:p>
          </table:table-cell>
          <table:table-cell table:style-name="Tableau2.C1" office:value-type="string">
            <text:p text:style-name="P2">Component model 2</text:p>
          </table:table-cell>
        </table:table-row>
        <table:table-row table:style-name="Tableau2.1">
          <table:table-cell table:style-name="Tableau2.A2" office:value-type="string">
            <text:p text:style-name="P5">Name</text:p>
          </table:table-cell>
          <table:table-cell table:style-name="Tableau2.A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5">Developed by (laboratory) </text:p>
          </table:table-cell>
          <table:table-cell table:style-name="Tableau2.A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5">If not developed by the applicant laboratory, is the owner laboratory able to give a support (or is it involved in projects with the applicant laboratory)? </text:p>
          </table:table-cell>
          <table:table-cell table:style-name="Tableau2.A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5">Is the model already interfaced with OASIS3-MCT? </text:p>
          </table:table-cell>
          <table:table-cell table:style-name="Tableau2.A2" office:value-type="string">
            <text:p text:style-name="P2">yes/no</text:p>
          </table:table-cell>
          <table:table-cell table:style-name="Tableau2.C2" office:value-type="string">
            <text:p text:style-name="P2">yes/no</text:p>
          </table:table-cell>
        </table:table-row>
        <table:table-row table:style-name="Tableau2.1">
          <table:table-cell table:style-name="Tableau2.A2" office:value-type="string">
            <text:p text:style-name="P5">Is the model already interfaced with another coupler? </text:p>
          </table:table-cell>
          <table:table-cell table:style-name="Tableau2.A2" office:value-type="string">
            <text:p text:style-name="P2">yes/no</text:p>
          </table:table-cell>
          <table:table-cell table:style-name="Tableau2.C2" office:value-type="string">
            <text:p text:style-name="P2">yes/no</text:p>
          </table:table-cell>
        </table:table-row>
      </table:table>
      <text:p text:style-name="P17"/>
      <text:p text:style-name="P5">If the plan is to use OASIS3-MCT to couple more than 2 component models, please describe the additional component models, answering the same questions than above.</text:p>
      <text:h text:style-name="P46" text:outline-level="2"><text:change-start text:change-id="ct49539616"/><text:soft-page-break/><text:span text:style-name="T21">Targeted m</text:span><text:change-end text:change-id="ct49539616"/><text:change text:change-id="ct49540000"/><text:span text:style-name="T20">achine</text:span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text:change text:change-id="ct49444704"/>Computing centre</text:p>
          </table:table-cell>
          <table:table-cell table:style-name="Tableau3.B1" office:value-type="string">
            <text:p text:style-name="P16"/>
          </table:table-cell>
        </table:table-row>
        <table:table-row table:style-name="Tableau3.1">
          <table:table-cell table:style-name="Tableau3.A2" office:value-type="string">
            <text:p text:style-name="P18"/>
            <text:p text:style-name="P18">Is the computing performance a major issue you would like to address during the dedicated support ?</text:p>
          </table:table-cell>
          <table:table-cell table:style-name="Tableau3.B2" office:value-type="string">
            <text:p text:style-name="P16"/>
          </table:table-cell>
        </table:table-row>
        <table:table-row table:style-name="Tableau3.1">
          <table:table-cell table:style-name="Tableau3.A2" office:value-type="string">
            <text:p text:style-name="P3"><text:change text:change-id="ct49444976"/><text:change text:change-id="ct49542080"/><text:change-start text:change-id="ct49542944"/></text:p>
            <text:p text:style-name="P28"><text:span text:style-name="T13">Can the planed </text:span><text:span text:style-name="T11">development</text:span><text:span text:style-name="T13"> be achieved on a CERFACS machine ? If not, can </text:span><text:change-end text:change-id="ct49542944"/><text:change-start text:change-id="ct49448176"/><text:span text:style-name="T13">a</text:span><text:change-end text:change-id="ct49448176"/><text:change-start text:change-id="ct49449168"/><text:span text:style-name="T13"> connection and CPU resources be made available during the support period ?</text:span><text:change-end text:change-id="ct49449168"/><text:span text:style-name="T12"> </text:span></text:p>
          </table:table-cell>
          <table:table-cell table:style-name="Tableau3.B2" office:value-type="string">
            <text:p text:style-name="P16"/>
          </table:table-cell>
        </table:table-row>
      </table:table>
      <text:p text:style-name="P5"/>
      <text:p text:style-name="P5"/>
      <text:h text:style-name="P45" text:outline-level="2">Technical task description</text:h>
      <text:p text:style-name="P25"/>
      <text:p text:style-name="P26"><text:span text:style-name="T15">- Why do you think that the help of an OASIS team's developer is needed to help you design</text:span><text:span text:style-name="T16">ing</text:span><text:span text:style-name="T15"> your OASIS interface implementation or to help you enhanc</text:span><text:span text:style-name="T16">ing</text:span><text:span text:style-name="T15"> performance of your existing OASIS based coupled model ? Which problem</text:span><text:span text:style-name="T16">(</text:span><text:span text:style-name="T15">s</text:span><text:span text:style-name="T16">)</text:span><text:span text:style-name="T15"> do you think you will not be able to address that require this OASIS dedicated support ?</text:span></text:p>
      <text:p text:style-name="P25"/>
      <text:p text:style-name="P25"/>
      <text:p text:style-name="P25"/>
      <text:p text:style-name="P25"/>
      <text:p text:style-name="P25"><text:change-start text:change-id="ct49538848"/></text:p>
      <text:p text:style-name="P25"><text:change-end text:change-id="ct49538848"/></text:p>
      <text:p text:style-name="P25"/>
      <text:p text:style-name="P25"/>
      <text:p text:style-name="P25"/>
      <text:p text:style-name="P25"/>
      <text:p text:style-name="P27">- Do you think that the OASIS dedicated support will allow to enhance the OASIS coupling software ? To help OASIS better address new coupling issues ?<text:change-start text:change-id="ct49406320"/></text:p>
      <text:p text:style-name="P29"/>
      <text:p text:style-name="P29"/>
      <text:p text:style-name="P29"/>
      <text:p text:style-name="P29"><text:change-end text:change-id="ct49406320"/><text:change-start text:change-id="ct49445168"/></text:p>
      <text:p text:style-name="P29"><text:change-end text:change-id="ct49445168"/></text:p>
      <text:p text:style-name="P29"/>
      <text:p text:style-name="P29"><text:change-start text:change-id="ct49447504"/></text:p>
      <text:p text:style-name="P29"/>
      <text:p text:style-name="P29"/>
      <text:p text:style-name="P4"><text:change-end text:change-id="ct49447504"/><text:change text:change-id="ct49400864"/>3- Scientific description of your project</text:p>
      <text:p text:style-name="P6"><text:span text:style-name="T1">Please </text:span><text:change text:change-id="ct49543440"/><text:change-start text:change-id="ct49403376"/><text:span text:style-name="T7">describe briefly</text:span><text:change-end text:change-id="ct49403376"/><text:span text:style-name="T2"> </text:span><text:span text:style-name="T1">the scientific context and the kind of studies the model will be devoted to. </text:span><text:span text:style-name="T2">I</text:span><text:span text:style-name="T1">f this work is part of a collaborative project, </text:span><text:span text:style-name="T2">please also describe its scientific purpose</text:span><text:change-start text:change-id="ct49039424"/></text:p>
      <text:p text:style-name="P6"/>
      <text:p text:style-name="P6"/>
      <text:p text:style-name="P6"/>
      <text:p text:style-name="P6"><text:change-end text:change-id="ct49039424"/></text:p>
      <text:p text:style-name="P6"/>
      <text:p text:style-name="P6"/>
      <text:p text:style-name="P6"/>
      <text:p text:style-name="P7"><text:change text:change-id="ct49448864"/><text:soft-page-break/>4- Other information</text:p>
      <text:p text:style-name="P8">Please <text:change text:change-id="ct49563584"/><text:change-start text:change-id="ct49449648"/><text:span text:style-name="T3">describe</text:span><text:change-end text:change-id="ct49449648"/> here <text:span text:style-name="T8">in </text:span><text:change-start text:change-id="ct49400240"/><text:span text:style-name="T8">a few wor</text:span><text:change-end text:change-id="ct49400240"/><text:change-start text:change-id="ct49404352"/><text:span text:style-name="T8">ds </text:span><text:change-end text:change-id="ct49404352"/><text:change text:change-id="ct49404544"/><text:span text:style-name="T8"><text:s/></text:span>any other relevant information concerning your project, needs, constraints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etitaMedium1" svg:font-family="PetitaMedium, 'Times New Roman'" style:font-family-generic="roman"/>
    <style:font-face style:name="DejaVu Sans" svg:font-family="'DejaVu Sans'" style:font-family-generic="swiss"/>
    <style:font-face style:name="Lucida Sans1" svg:font-family="'Lucida Sans'" style:font-family-generic="swiss"/>
    <style:font-face style:name="Lohit Hindi" svg:font-family="'Lohit Hindi'" style:font-pitch="variable"/>
    <style:font-face style:name="Lucida Grande" svg:font-family="'Lucida Grande'" style:font-pitch="variable"/>
    <style:font-face style:name="PetitaMedium" svg:font-family="PetitaMedium" style:font-pitch="variable"/>
    <style:font-face style:name="Times New Roman" svg:font-family="'Times New Roman'" style:font-family-generic="roman" style:font-pitch="variable"/>
    <style:font-face style:name="Utopia" svg:font-family="Utopia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Titre1" style:family="paragraph" style:parent-style-name="Standard" style:next-style-name="Text_20_body">
      <style:paragraph-properties fo:margin-top="0.1665in" fo:margin-bottom="0.0835in" style:contextual-spacing="false" fo:keep-with-next="always"/>
    </style:style>
    <style:style style:name="Heading_20_1" style:display-name="Heading 1" style:family="paragraph" style:parent-style-name="Titre1" style:next-style-name="Text_20_body" style:default-outline-level="1" style:class="text"/>
    <style:style style:name="Heading_20_2" style:display-name="Heading 2" style:family="paragraph" style:parent-style-name="Titre1" style:next-style-name="Text_20_body" style:default-outline-level="2" style:class="text">
      <style:paragraph-properties fo:margin-top="0.139in" fo:margin-bottom="0.0835in" style:contextual-spacing="false"/>
    </style:style>
    <style:style style:name="Légende1" style:family="paragraph" style:parent-style-name="Standard">
      <style:paragraph-properties fo:margin-top="0.0835in" fo:margin-bottom="0.0835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égende1" style:class="extra"/>
    <style:style style:name="Text_20_body_20_justified" style:display-name="Text body justified" style:family="paragraph" style:parent-style-name="Standard"/>
    <style:style style:name="Retrait_20_1ère_20_ligne" style:display-name="Retrait 1ère ligne" style:family="paragraph" style:parent-style-name="Text_20_body">
      <style:paragraph-properties fo:margin-left="0in" fo:margin-right="0in" fo:text-indent="0.1965in" style:auto-text-indent="false"/>
    </style:style>
    <style:style style:name="Subtitle" style:family="paragraph" style:parent-style-name="Titre1" style:next-style-name="Text_20_body" style:class="chapter">
      <style:paragraph-properties fo:text-align="center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style:contextual-spacing="false" fo:line-height="90%" fo:orphans="0" fo:widows="0" fo:hyphenation-ladder-count="no-limit" fo:text-indent="-0.3752in" style:auto-text-indent="false" style:text-autospace="none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style:contextual-spacing="false" fo:text-indent="-0.3126in" style:auto-text-indent="false">
        <style:tab-stops>
          <style:tab-stop style:position="-0.8126in"/>
          <style:tab-stop style:position="-0.6425in"/>
          <style:tab-stop style:position="-0.1516in"/>
          <style:tab-stop style:position="0in"/>
          <style:tab-stop style:position="0.3402in"/>
          <style:tab-stop style:position="0.8311in"/>
          <style:tab-stop style:position="1.322in"/>
          <style:tab-stop style:position="1.8138in"/>
          <style:tab-stop style:position="2.3055in"/>
          <style:tab-stop style:position="2.7965in"/>
          <style:tab-stop style:position="3.2882in"/>
          <style:tab-stop style:position="3.7791in"/>
          <style:tab-stop style:position="4.2709in"/>
          <style:tab-stop style:position="4.7618in"/>
          <style:tab-stop style:position="5.2535in"/>
          <style:tab-stop style:position="5.7445in"/>
          <style:tab-stop style:position="6.2362in"/>
          <style:tab-stop style:position="6.7272in"/>
          <style:tab-stop style:position="7.2189in"/>
          <style:tab-stop style:position="7.7098in"/>
          <style:tab-stop style:position="8.2016in"/>
          <style:tab-stop style:position="8.6925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style:contextual-spacing="false" fo:text-indent="-0.25in" style:auto-text-indent="false">
        <style:tab-stops>
          <style:tab-stop style:position="-1.25in"/>
          <style:tab-stop style:position="-1.0264in"/>
          <style:tab-stop style:position="-0.8126in"/>
          <style:tab-stop style:position="-0.6425in"/>
          <style:tab-stop style:position="-0.5346in"/>
          <style:tab-stop style:position="-0.1516in"/>
          <style:tab-stop style:position="-0.0437in"/>
          <style:tab-stop style:position="0in"/>
          <style:tab-stop style:position="0.448in"/>
          <style:tab-stop style:position="0.939in"/>
          <style:tab-stop style:position="1.4307in"/>
          <style:tab-stop style:position="1.9217in"/>
          <style:tab-stop style:position="2.4134in"/>
          <style:tab-stop style:position="2.9043in"/>
          <style:tab-stop style:position="3.3957in"/>
          <style:tab-stop style:position="3.8866in"/>
          <style:tab-stop style:position="4.3783in"/>
          <style:tab-stop style:position="4.8693in"/>
          <style:tab-stop style:position="5.361in"/>
          <style:tab-stop style:position="5.852in"/>
          <style:tab-stop style:position="6.3437in"/>
          <style:tab-stop style:position="6.8346in"/>
          <style:tab-stop style:position="7.3264in"/>
          <style:tab-stop style:position="7.8173in"/>
          <style:tab-stop style:position="8.3083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style:contextual-spacing="false" fo:text-indent="-0.25in" style:auto-text-indent="false">
        <style:tab-stops>
          <style:tab-stop style:position="-1.75in"/>
          <style:tab-stop style:position="-1.5346in"/>
          <style:tab-stop style:position="-1.25in"/>
          <style:tab-stop style:position="-1.0437in"/>
          <style:tab-stop style:position="-1.0264in"/>
          <style:tab-stop style:position="-0.8126in"/>
          <style:tab-stop style:position="-0.6425in"/>
          <style:tab-stop style:position="-0.552in"/>
          <style:tab-stop style:position="-0.5346in"/>
          <style:tab-stop style:position="-0.1516in"/>
          <style:tab-stop style:position="-0.061in"/>
          <style:tab-stop style:position="-0.0437in"/>
          <style:tab-stop style:position="0in"/>
          <style:tab-stop style:position="0.4307in"/>
          <style:tab-stop style:position="0.9217in"/>
          <style:tab-stop style:position="1.4134in"/>
          <style:tab-stop style:position="1.9043in"/>
          <style:tab-stop style:position="2.3957in"/>
          <style:tab-stop style:position="2.8866in"/>
          <style:tab-stop style:position="3.3783in"/>
          <style:tab-stop style:position="3.8693in"/>
          <style:tab-stop style:position="4.361in"/>
          <style:tab-stop style:position="4.852in"/>
          <style:tab-stop style:position="5.3437in"/>
          <style:tab-stop style:position="5.8346in"/>
          <style:tab-stop style:position="6.3264in"/>
          <style:tab-stop style:position="6.8173in"/>
          <style:tab-stop style:position="7.3083in"/>
          <style:tab-stop style:position="7.8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style:contextual-spacing="false" fo:text-indent="-0.25in" style:auto-text-indent="false">
        <style:tab-stops>
          <style:tab-stop style:position="-2.25in"/>
          <style:tab-stop style:position="-2.0437in"/>
          <style:tab-stop style:position="-1.75in"/>
          <style:tab-stop style:position="-1.552in"/>
          <style:tab-stop style:position="-1.5346in"/>
          <style:tab-stop style:position="-1.25in"/>
          <style:tab-stop style:position="-1.061in"/>
          <style:tab-stop style:position="-1.0437in"/>
          <style:tab-stop style:position="-1.0264in"/>
          <style:tab-stop style:position="-0.8126in"/>
          <style:tab-stop style:position="-0.6425in"/>
          <style:tab-stop style:position="-0.5693in"/>
          <style:tab-stop style:position="-0.552in"/>
          <style:tab-stop style:position="-0.5346in"/>
          <style:tab-stop style:position="-0.1516in"/>
          <style:tab-stop style:position="-0.0783in"/>
          <style:tab-stop style:position="-0.061in"/>
          <style:tab-stop style:position="-0.0437in"/>
          <style:tab-stop style:position="0in"/>
          <style:tab-stop style:position="0.4134in"/>
          <style:tab-stop style:position="0.9043in"/>
          <style:tab-stop style:position="1.3957in"/>
          <style:tab-stop style:position="1.8866in"/>
          <style:tab-stop style:position="2.3783in"/>
          <style:tab-stop style:position="2.8693in"/>
          <style:tab-stop style:position="3.361in"/>
          <style:tab-stop style:position="3.852in"/>
          <style:tab-stop style:position="4.3437in"/>
          <style:tab-stop style:position="4.8346in"/>
          <style:tab-stop style:position="5.3264in"/>
          <style:tab-stop style:position="5.8173in"/>
          <style:tab-stop style:position="6.3083in"/>
          <style:tab-stop style:position="6.8in"/>
          <style:tab-stop style:position="7.291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line-height="90%" fo:text-align="center" style:justify-single-word="false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line-height="90%" fo:text-align="center" style:justify-single-word="false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top="0.0626in" fo:margin-bottom="0in" style:contextual-spacing="false" style:line-height-at-least="0.0693in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line-height="90%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default" style:family="paragraph">
      <style:paragraph-properties style:line-height-at-least="0.139in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line-height="90%" fo:text-align="center" style:justify-single-word="false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ckground_20_objects" style:display-name="Background objects" style:family="paragraph">
      <style:paragraph-properties fo:line-height="90%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tes" style:family="paragraph">
      <style:paragraph-properties fo:margin-top="0.0626in" fo:margin-bottom="0in" style:contextual-spacing="false" style:line-height-at-least="0.0693in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Outline_20_1" style:display-name="Outline 1" style:family="paragraph">
      <style:paragraph-properties fo:margin-left="0.3752in" fo:margin-right="0in" fo:margin-top="0in" fo:margin-bottom="0.198in" style:contextual-spacing="false" fo:line-height="90%" fo:orphans="0" fo:widows="0" fo:hyphenation-ladder-count="no-limit" fo:text-indent="-0.3752in" style:auto-text-indent="false" style:text-autospace="none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style:contextual-spacing="false" fo:text-indent="-0.3126in" style:auto-text-indent="false">
        <style:tab-stops>
          <style:tab-stop style:position="-0.8126in"/>
          <style:tab-stop style:position="-0.6425in"/>
          <style:tab-stop style:position="-0.1516in"/>
          <style:tab-stop style:position="0in"/>
          <style:tab-stop style:position="0.3402in"/>
          <style:tab-stop style:position="0.8311in"/>
          <style:tab-stop style:position="1.322in"/>
          <style:tab-stop style:position="1.8138in"/>
          <style:tab-stop style:position="2.3055in"/>
          <style:tab-stop style:position="2.7965in"/>
          <style:tab-stop style:position="3.2882in"/>
          <style:tab-stop style:position="3.7791in"/>
          <style:tab-stop style:position="4.2709in"/>
          <style:tab-stop style:position="4.7618in"/>
          <style:tab-stop style:position="5.2535in"/>
          <style:tab-stop style:position="5.7445in"/>
          <style:tab-stop style:position="6.2362in"/>
          <style:tab-stop style:position="6.7272in"/>
          <style:tab-stop style:position="7.2189in"/>
          <style:tab-stop style:position="7.7098in"/>
          <style:tab-stop style:position="8.2016in"/>
          <style:tab-stop style:position="8.6925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style:contextual-spacing="false" fo:text-indent="-0.25in" style:auto-text-indent="false">
        <style:tab-stops>
          <style:tab-stop style:position="-1.25in"/>
          <style:tab-stop style:position="-1.0264in"/>
          <style:tab-stop style:position="-0.8126in"/>
          <style:tab-stop style:position="-0.6425in"/>
          <style:tab-stop style:position="-0.5346in"/>
          <style:tab-stop style:position="-0.1516in"/>
          <style:tab-stop style:position="-0.0437in"/>
          <style:tab-stop style:position="0in"/>
          <style:tab-stop style:position="0.448in"/>
          <style:tab-stop style:position="0.939in"/>
          <style:tab-stop style:position="1.4307in"/>
          <style:tab-stop style:position="1.9217in"/>
          <style:tab-stop style:position="2.4134in"/>
          <style:tab-stop style:position="2.9043in"/>
          <style:tab-stop style:position="3.3957in"/>
          <style:tab-stop style:position="3.8866in"/>
          <style:tab-stop style:position="4.3783in"/>
          <style:tab-stop style:position="4.8693in"/>
          <style:tab-stop style:position="5.361in"/>
          <style:tab-stop style:position="5.852in"/>
          <style:tab-stop style:position="6.3437in"/>
          <style:tab-stop style:position="6.8346in"/>
          <style:tab-stop style:position="7.3264in"/>
          <style:tab-stop style:position="7.8173in"/>
          <style:tab-stop style:position="8.3083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style:contextual-spacing="false" fo:text-indent="-0.25in" style:auto-text-indent="false">
        <style:tab-stops>
          <style:tab-stop style:position="-1.75in"/>
          <style:tab-stop style:position="-1.5346in"/>
          <style:tab-stop style:position="-1.25in"/>
          <style:tab-stop style:position="-1.0437in"/>
          <style:tab-stop style:position="-1.0264in"/>
          <style:tab-stop style:position="-0.8126in"/>
          <style:tab-stop style:position="-0.6425in"/>
          <style:tab-stop style:position="-0.552in"/>
          <style:tab-stop style:position="-0.5346in"/>
          <style:tab-stop style:position="-0.1516in"/>
          <style:tab-stop style:position="-0.061in"/>
          <style:tab-stop style:position="-0.0437in"/>
          <style:tab-stop style:position="0in"/>
          <style:tab-stop style:position="0.4307in"/>
          <style:tab-stop style:position="0.9217in"/>
          <style:tab-stop style:position="1.4134in"/>
          <style:tab-stop style:position="1.9043in"/>
          <style:tab-stop style:position="2.3957in"/>
          <style:tab-stop style:position="2.8866in"/>
          <style:tab-stop style:position="3.3783in"/>
          <style:tab-stop style:position="3.8693in"/>
          <style:tab-stop style:position="4.361in"/>
          <style:tab-stop style:position="4.852in"/>
          <style:tab-stop style:position="5.3437in"/>
          <style:tab-stop style:position="5.8346in"/>
          <style:tab-stop style:position="6.3264in"/>
          <style:tab-stop style:position="6.8173in"/>
          <style:tab-stop style:position="7.3083in"/>
          <style:tab-stop style:position="7.8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style:contextual-spacing="false" fo:text-indent="-0.25in" style:auto-text-indent="false">
        <style:tab-stops>
          <style:tab-stop style:position="-2.25in"/>
          <style:tab-stop style:position="-2.0437in"/>
          <style:tab-stop style:position="-1.75in"/>
          <style:tab-stop style:position="-1.552in"/>
          <style:tab-stop style:position="-1.5346in"/>
          <style:tab-stop style:position="-1.25in"/>
          <style:tab-stop style:position="-1.061in"/>
          <style:tab-stop style:position="-1.0437in"/>
          <style:tab-stop style:position="-1.0264in"/>
          <style:tab-stop style:position="-0.8126in"/>
          <style:tab-stop style:position="-0.6425in"/>
          <style:tab-stop style:position="-0.5693in"/>
          <style:tab-stop style:position="-0.552in"/>
          <style:tab-stop style:position="-0.5346in"/>
          <style:tab-stop style:position="-0.1516in"/>
          <style:tab-stop style:position="-0.0783in"/>
          <style:tab-stop style:position="-0.061in"/>
          <style:tab-stop style:position="-0.0437in"/>
          <style:tab-stop style:position="0in"/>
          <style:tab-stop style:position="0.4134in"/>
          <style:tab-stop style:position="0.9043in"/>
          <style:tab-stop style:position="1.3957in"/>
          <style:tab-stop style:position="1.8866in"/>
          <style:tab-stop style:position="2.3783in"/>
          <style:tab-stop style:position="2.8693in"/>
          <style:tab-stop style:position="3.361in"/>
          <style:tab-stop style:position="3.852in"/>
          <style:tab-stop style:position="4.3437in"/>
          <style:tab-stop style:position="4.8346in"/>
          <style:tab-stop style:position="5.3264in"/>
          <style:tab-stop style:position="5.8173in"/>
          <style:tab-stop style:position="6.3083in"/>
          <style:tab-stop style:position="6.8in"/>
          <style:tab-stop style:position="7.291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line-height="90%" fo:text-align="center" style:justify-single-word="false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WW-Title12" style:family="paragraph">
      <style:paragraph-properties fo:line-height="90%" fo:text-align="center" style:justify-single-word="false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WW-Title123" style:family="paragraph">
      <style:paragraph-properties fo:line-height="90%" fo:text-align="center" style:justify-single-word="false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WW-Title1234" style:family="paragraph">
      <style:paragraph-properties fo:line-height="90%" fo:text-align="center" style:justify-single-word="false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WW-Title12345" style:family="paragraph">
      <style:paragraph-properties fo:line-height="90%" fo:text-align="center" style:justify-single-word="false" fo:orphans="0" fo:widows="0" fo:hyphenation-ladder-count="no-limit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Absatz-Standardschriftart" style:family="text"/>
    <style:style style:name="Internet_20_link" style:display-name="Internet link" style:family="text"/>
    <style:style style:name="Numbering_20_Symbols" style:display-name="Numbering Symbols" style:family="text"/>
    <style:style style:name="Visited_20_Internet_20_Link" style:display-name="Visited Internet Link" style:family="text"/>
    <style:style style:name="Texte_20_de_20_bulles_20_Car" style:display-name="Texte de bulles Car" style:family="text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ea197"/>
    </style:style>
    <style:style style:name="MT1" style:family="text">
      <style:text-properties officeooo:rsid="001ea19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49933472" text:id="ct49933472">
            <text:insertion>
              <office:change-info>
                <dc:creator>Eric Maisonnave</dc:creator>
                <dc:date>2021-11-23T16:25:00</dc:date>
              </office:change-info>
            </text:insertion>
          </text:changed-region>
          <text:changed-region xml:id="ct49935136" text:id="ct49935136">
            <text:deletion>
              <office:change-info>
                <dc:creator>Eric Maisonnave</dc:creator>
                <dc:date>2021-11-23T16:25:00</dc:date>
              </office:change-info>
              <text:p text:style-name="MP2">5</text:p>
            </text:deletion>
          </text:changed-region>
        </text:tracked-changes>
        <text:p text:style-name="MP1"><text:page-number text:select-page="current">3</text:page-number>/<text:change-start text:change-id="ct49933472"/><text:span text:style-name="MT1">3</text:span><text:change-end text:change-id="ct49933472"/><text:change text:change-id="ct49935136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isonnave</meta:initial-creator>
    <meta:creation-date>2018-11-16T12:10:00</meta:creation-date>
    <dc:creator>Eric Maisonnave</dc:creator>
    <dc:date>2021-11-25T09:37:43.378382340</dc:date>
    <meta:print-date>2018-11-16T12:03:00</meta:print-date>
    <meta:editing-cycles>10</meta:editing-cycles>
    <meta:editing-duration>P2171DT14H44M1S</meta:editing-duration>
    <meta:generator>LibreOffice/4.2.8.2$Linux_X86_64 LibreOffice_project/420$Build-2</meta:generator>
    <meta:document-statistic meta:table-count="3" meta:image-count="0" meta:object-count="0" meta:page-count="3" meta:paragraph-count="37" meta:word-count="380" meta:character-count="2355" meta:non-whitespace-character-count="2000"/>
  </office:meta>
</office:document-meta>
</file>